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gisteredInvocation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gisteredInvocationsTest.should_not_return_to_str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